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9.4cm" fo:margin-left="-0.4cm" fo:margin-right="0cm" table:align="margins" style:may-break-between-rows="false"/>
    </style:style>
    <style:style style:name="Table175.A" style:family="table-column">
      <style:table-column-properties style:column-width="2.265cm" style:rel-column-width="15790*"/>
    </style:style>
    <style:style style:name="Table175.B" style:family="table-column">
      <style:table-column-properties style:column-width="4.731cm" style:rel-column-width="32982*"/>
    </style:style>
    <style:style style:name="Table175.C" style:family="table-column">
      <style:table-column-properties style:column-width="2.404cm" style:rel-column-width="16763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Standard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25" style:family="paragraph" style:parent-style-name="Standard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26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style:text-underline-style="none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Standard" style:master-page-name="Standard">
      <style:paragraph-properties style:page-number="1"/>
    </style:style>
    <style:style style:name="P41" style:family="paragraph" style:parent-style-name="Standard" style:master-page-name="Standard">
      <style:paragraph-properties fo:text-align="center" style:justify-single-word="false" style:page-number="1"/>
    </style:style>
    <style:style style:name="P42" style:family="paragraph" style:parent-style-name="Standard">
      <style:text-properties fo:font-size="20pt" style:font-size-asian="20pt" style:font-size-complex="20pt"/>
    </style:style>
    <style:style style:name="P43" style:family="paragraph" style:parent-style-name="Standard">
      <style:text-properties fo:font-size="18pt" style:font-size-asian="18pt" style:font-size-complex="18pt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6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0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font-size-asian="20pt"/>
    </style:style>
    <style:style style:name="T20" style:family="text">
      <style:text-properties style:font-size-complex="20pt"/>
    </style:style>
    <style:style style:name="T21" style:family="text">
      <style:text-properties fo:font-size="24pt"/>
    </style:style>
    <style:style style:name="T22" style:family="text">
      <style:text-properties style:font-size-asian="24pt"/>
    </style:style>
    <style:style style:name="T23" style:family="text">
      <style:text-properties style:font-size-asian="24pt" style:font-size-complex="24pt"/>
    </style:style>
    <style:style style:name="T24" style:family="text">
      <style:text-properties style:font-size-complex="24pt"/>
    </style:style>
    <style:style style:name="T25" style:family="text">
      <style:text-properties fo:font-size="28pt" style:font-size-asian="28pt" style:font-size-complex="2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12">s 113<text:span text:style-name="T2">40 gram bulk bags and 454 gram unit bags so that it won't round down for 97% of a unit. <text:s/>Rather than being calculated to be 24 units per bulk bag it's figuring out the price based on 2</text:span><text:span text:style-name="T13">5 units per bulk bag. </text:span>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8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3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6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7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string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Brown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37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6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25">Fancy Pantry and Breads</text:p>
                <text:p text:style-name="P24">Gottingen St., Halifax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18"><text:s text:c="3"/><text:span text:style-name="T8">Rye and Red Fife </text:span></text:p>
                <text:p text:style-name="P36"/>
                <text:p text:style-name="P36">Rye flour, red fife flour, sunflower, flax and sesame seeds, water, salt</text:p>
                <text:p text:style-name="P11">$5.50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1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2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/>
                <text:p text:style-name="P6">Organic Sweetened</text:p>
                <text:p text:style-name="P11"><text:s/><text:span text:style-name="T15">Banana Chips </text:span></text:p>
                <text:p text:style-name="P7"/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17">200g</text:p>
              </table:table-cell>
              <table:table-cell table:style-name="Table165.A1" office:value-type="string">
                <text:p text:style-name="P19"><text:s/></text:p>
                <text:p text:style-name="P20">http://thegrainery.ca</text:p>
              </table:table-cell>
              <table:table-cell table:style-name="Table165.C3" office:value-type="currency" office:currency="USD" office:value="4">
                <text:p text:style-name="P11">$4.00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39"/>
      <text:p text:style-name="P40"/>
      <text:p text:style-name="P33"><text:soft-page-break/></text:p>
      <text:p text:style-name="P33">Imported</text:p>
      <text:p text:style-name="P32">Org. Pumpkin Seeds</text:p>
      <text:p text:style-name="P35">200g <text:s text:c="29"/>$4.00</text:p>
      <text:p text:style-name="P30"/>
      <text:p text:style-name="P41"><text:span text:style-name="T25"/></text:p>
      <text:p text:style-name="P45"><text:soft-page-break/>Grainery Pre-orders http://thegrainery.ca/preorders</text:p>
      <text:p text:style-name="P36"><text:span text:style-name="T25">Sandra Blundon</text:span><text:span text:style-name="T10"><text:line-break/>2kg Org Brown Flax Seeds</text:span><text:line-break/>$13.42</text:p>
      <text:p text:style-name="P40"/>
      <text:p text:style-name="P33"><text:soft-page-break/></text:p>
      <text:p text:style-name="P33">Speerville Mill's Organic </text:p>
      <text:p text:style-name="P32">Newfound Oatmeal</text:p>
      <text:p text:style-name="P34">1000g <text:s text:c="29"/>$3.50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40"/>
      <text:p text:style-name="P33"><text:soft-page-break/></text:p>
      <text:p text:style-name="P33"/>
      <text:p text:style-name="P33"/>
      <text:p text:style-name="P32">Organic Cranberries</text:p>
      <text:p text:style-name="P32">sweetened with apple juice</text:p>
      <text:p text:style-name="P34">150g <text:s text:c="29"/>$4.25</text:p>
      <text:p text:style-name="P40"/>
      <text:p text:style-name="P42"><text:soft-page-break/>Yvonne <text:s text:c="5"/>Yvonne <text:s text:c="3"/>Yvonne</text:p>
      <text:p text:style-name="P43">pre-order <text:s text:c="4"/>pre-order <text:s text:c="2"/>pre-order</text:p>
      <text:p text:style-name="Standard"><text:span text:style-name="T18">Yvonne <text:s text:c="5"/>Yvonne <text:s text:c="3"/>Yvonne</text:span></text:p>
      <text:p text:style-name="P43">pre-order <text:s text:c="4"/>pre-order <text:s/>r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4">This delicious large kidney-shaped heritage bean with its soft skin is</text:span></text:p>
            <text:p text:style-name="P31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Flakes</text:p>
      <text:p text:style-name="Standard"/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short grain brown rice</text:p>
      <text:p text:style-name="P40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40"/>
      <text:p text:style-name="Standard"><text:soft-page-break/></text:p>
      <text:p text:style-name="P40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40"/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8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White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40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40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38">$5.10</text:p>
          </table:table-cell>
        </table:table-row>
      </table:table>
      <text:p text:style-name="P7"><text:soft-page-break/></text:p>
      <text:p text:style-name="P40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38">$9.45</text:p>
          </table:table-cell>
        </table:table-row>
      </table:table>
      <text:p text:style-name="P7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New Found Oatmeal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Standard"/>
      <text:p text:style-name="Standard"/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P36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9">$4.50</text:span> </text:p>
          </table:table-cell>
        </table:table-row>
      </table:table>
      <text:p text:style-name="P40"/>
      <text:p text:style-name="Standard"><text:soft-page-break/></text:p>
      <text:p text:style-name="P40"/>
      <text:p text:style-name="P29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><text:soft-page-break/></text:p>
      <text:p text:style-name="P40"/>
      <text:p text:style-name="Standard"/>
      <text:p text:style-name="P40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15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40"/>
      <text:p text:style-name="Standard"/>
      <text:p text:style-name="P40"/>
      <text:p text:style-name="Standard"/>
      <text:p text:style-name="P40"/>
      <text:p text:style-name="Standard"/>
      <text:p text:style-name="Standard"/>
      <text:p text:style-name="P40"/>
      <text:p text:style-name="Standard"/>
      <text:p text:style-name="P4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6-24T19:23:15</dc:date>
    <dc:creator>2385 Agricola Grainery Food Coop</dc:creator>
    <meta:editing-duration>PT772H29M10S</meta:editing-duration>
    <meta:editing-cycles>231</meta:editing-cycles>
    <meta:generator>OpenOffice.org/3.2$Win32 OpenOffice.org_project/320m12$Build-9483</meta:generator>
    <meta:printed-by>2385 Agricola Grainery Food Coop</meta:printed-by>
    <meta:print-date>2011-06-24T17:22:57.45</meta:print-date>
    <meta:document-statistic meta:table-count="180" meta:image-count="0" meta:object-count="0" meta:page-count="351" meta:paragraph-count="1683" meta:word-count="8110" meta:character-count="58991"/>
    <meta:user-defined meta:name="Info 1"/>
    <meta:user-defined meta:name="Info 2"/>
    <meta:user-defined meta:name="Info 3"/>
    <meta:user-defined meta:name="Info 4"/>
  </office:meta>
</office:document-meta>
</file>